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16 03:35   |   <text:a xlink:type="simple" xlink:href="http://palinfo.habago.org/Entry?Command=Information_PrintForum&amp;iPage=2#FORUM37791"><text:span text:style-name="T1">#</text:span></text:a></text:p>
      <text:p text:style-name="P2">卡韓政變 (146)：不義是他家的事嗎？ <text:line-break/><text:line-break/>陳真 2019. 08. 16. <text:line-break/><text:line-break/><text:line-break/>剛剛看到人渣自由時報大標題寫著："韓國瑜政治獻金44萬買酒、近10萬買保養品與面膜。" 看了真是很痛苦，每天這樣抹黑造謠，到底有完沒完？到底還要不要臉？到底幾時才會停止？過去一年來，整個國家機器，整個主流媒體，每個黨，所有人渣政客及其走狗們，分分秒秒就是不斷抹黑韓國瑜。到底有完沒完？到底還要不要臉？到底幾時才會停止？ <text:line-break/><text:line-break/>破碎零散的稀少時間裏，我以一種也許比說話還快的速度，用文字飛快地寫了些有關現實世界的事，但在與人的言談中，我卻往往說不出話來；那種感覺就如同你不會輕易跟人談及自己的痛苦一樣。為什麼呢？因為你知道人們並不在乎。你不會把你所在乎的事拿來同一個對它根本不在乎的人談。 <text:line-break/><text:line-break/>關注現實的唯一可能性就是不義以及它所帶來的痛苦。但是，就如詩人、作家Charles Bukowski 所說："我發現，唯有當不義降臨在自己身上時，人們才會意識到不義的存在。" 至於平常時候，根本不在乎，不義是他家的事；就算 "知道" 也沒用，死是死道友，不是死貧道，馬照跑，舞照跳，心裏一點感覺也沒有，更不用說什麼義憤了。 <text:line-break/><text:line-break/>也許正常人性就是這樣。你要鼓吹一個人花兩小時去看一場電影很容易，但你要鼓吹一個人花 2 分鐘寫幾句仗義執言恐怕都很難；瞻前顧後，畏首畏尾，推三阻四，理由一堆，總之就是提不起勁。為什麼呢？因為是 "他家的事"。 <text:line-break/><text:line-break/>我不是很喜歡金恩博士，但他有句話挺有道理，他說："到頭來，你記住的往往不是敵人的話語，而是朋友的沉默。" 當你受難，最可怕的不是敵人的惡毒，而是朋友的冷漠。 <text:line-break/><text:line-break/>義憤這東西很抽象，就像鬼一樣，你說義憤就義憤了，自欺欺人的鬼話任誰都能說上幾句。可是，一種東西，倘若不是變成一種生命，實際上就沒有一點意義與價值。 <text:line-break/><text:line-break/>我常舉個例，在英國很多人騎腳踏車，當我開車跟在他們後面時，心裏常想：這些人死到臨頭還不知道，還騎車騎得這麼開心！他不知道我若油門一踩，他就完蛋了嗎？ <text:line-break/><text:line-break/>當然，我腳下留情了，從來沒有真的開車去撞誰。你想，這些在我腳下虎口餘生的人，事後安全回到家，他該為自己之逃過一劫感到慶幸嗎？當然不用。因為不管我腦子裏想得多可怕多變態，事實上一點意義也沒有。 <text:line-break/><text:line-break/>所謂熱情或義憤或感情等等這類東西，不可能只是一種思維或情緒；思維與情緒是沒有生命的，熱情不會只是熱在嘴巴上。 <text:line-break/><text:line-break/>我因此特別喜歡那些會因為在乎別人的痛苦而整個人生 "失控" 的人，例如阿桑吉： <text:line-break/><text:line-break/>https://bit.ly/33A583T <text:line-break/><text:line-break/>上面這張照片裏，阿桑吉的原始文字是這麼寫的： <text:line-break/><text:line-break/>“Every time we witness an injustice and do not act, we train our character to be passive in its presence and thereby eventually lose all ability to defend ourselves and those we love. In a modern economy it is impossible to seal oneself off from injustice. <text:line-break/><text:line-break/>If we have brains or courage, then we are blessed and called on not to frit these qualities away, standing agape at the ideas of others, winning pissing contests, improving the efficiencies of the neo-corporate state, or immersing ourselves in obscuranta, but rather to prove the vigor of our talents against the strongest opponents of love we can find. <text:line-break/><text:line-break/>If we can only live once, then let it be a daring adventure that draws on all our powers. Let it be with similar types whose hearts and heads we may be proud of. Let our grandchildren delight to find the start of our stories in their ears but the endings all around in their wandering eyes. <text:line-break/><text:line-break/>The whole universe or the structure that perceives it is a worthy opponent, but try as I may I can not escape the sound of suffering. <text:line-break/><text:line-break/>Perhaps as an old man I will take great comfort in pottering around in a lab and gently talking to students in the summer evening and will accept suffering with insouciance. But not now; men in their prime, if they have convictions are tasked to act on them.” <text:line-break/><text:line-break/>― Julian Assange <text:line-break/><text:line-break/>阿桑吉的文字優美微妙，不好翻譯，只能說說大意約略是這樣： <text:line-break/><text:line-break/>"每當我們看到不義卻不採取行動時，慢慢就會喪失一種捍衛自己以及我們所愛的人的能力。 <text:line-break/><text:line-break/>如果你既聰明又有勇氣，何不珍惜這份天賦？別糟蹋它，別把它浪費在一些有的沒的事情上，而是應該用來對抗那最頑強的愛之敵人。人生既然只有一回，何不發揮才華，讓生命就像一場大膽的冒險，向那些我們所仰慕的人看齊；讓我們的子孫 delight to find the start of our stories in their ears but the endings all around in their wandering eyes. (這句子太美了我翻譯不來，美到我都想哭了) <text:line-break/><text:line-break/>The whole universe or the structure that perceives it is a worthy opponent, but try as I may I can not escape the sound of suffering. (這一句也是，很微妙，我翻不來，高手會翻的幫忙翻，或請各自心領神會。) <text:line-break/><text:line-break/>假若我已垂垂老矣，那我或可悠哉度日，在美麗的夏夜裏對著學生輕聲細語，對於痛苦視若無睹。但如果一個人還沒老到那個地步，那就別辜負青春，勇往直前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